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6553729187304059854"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9131257773379332354"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4449425523583343987"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8750538876158396611"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6573157697346708302"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3792269444473561969"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4038362264301472901"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1323339269731789023"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5707354" text:continue-list="list4038362264301472901"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1337930660858071086"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5698040"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5698020"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5712134"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5722666"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5722521"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5591205812396765081"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5109346336016786087"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7800560721912244468"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5697450"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2962610595924861977"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6138974232393909713"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949430423188917221" text:style-name="L15">
        <text:list-item>
          <text:list>
            <text:list-header>
              <text:p text:style-name="P183">1.5 miles averaging about 9:40/mile and rest 1 min</text:p>
            </text:list-header>
          </text:list>
        </text:list-item>
      </text:list>
      <text:p text:style-name="P24">1 mile in 8:26 and rest 2 min</text:p>
      <text:list xml:id="list3020192370746408053"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2783134090219912573"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5725144"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3654705470928737633"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2993634085403216269"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472304836006486150"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5716194" text:continue-list="list2993634085403216269" text:style-name="L19">
        <text:list-item>
          <text:list>
            <text:list-header>
              <text:p text:style-name="P187">(Pace*HR)=1240</text:p>
            </text:list-header>
          </text:list>
        </text:list-item>
      </text:list>
      <text:list xml:id="list35711603" text:continue-list="list3654705470928737633" text:style-name="L18">
        <text:list-item>
          <text:list>
            <text:list-header>
              <text:p text:style-name="P186">2 miles at 10:46/mile Ave HR= 121 bpm and rest a few minutes</text:p>
            </text:list-header>
          </text:list>
        </text:list-item>
      </text:list>
      <text:list xml:id="list35722343" text:continue-list="list35716194"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5712770"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652030748675264608"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3056142431418058092"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2455012237520707108"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8332046611794378508"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2683532808603609253"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462376427730930117"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5714835"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5714097"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1344720310185156314"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2672712239123638676"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7956810139642827258"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7897154224418223802"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2306875931761801669"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5634505224925488352" text:style-name="L32">
        <text:list-item>
          <text:list>
            <text:list-header>
              <text:p text:style-name="P197">0.25 miles in 2:54</text:p>
              <text:p text:style-name="P197">1 mile in 9:21 going faster as I ran and ending at around 8:30 pace</text:p>
            </text:list-header>
          </text:list>
        </text:list-item>
      </text:list>
      <text:list xml:id="list8433022436932713754"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6180032608574344382"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6932690210796953710"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2346937131871951983"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7992066887850680760"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text:p>
      <text:p text:style-name="P24">Rest 6 minutes</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
      <text:p text:style-name="P24"/>
      <text:p text:style-name="P24"/>
      <text:p text:style-name="P24"><text:soft-page-break/>Tues April 2, 2024 <text:span text:style-name="T2">3.1 miles</text:span></text:p>
      <text:p text:style-name="P24">Warm up: ½ mile to the Wise Center and rest a few minutes</text:p>
      <text:p text:style-name="P24">Run: 2.6 miles continuous running on a treadmill, 1mile in 10:20, ½ mile in about 6:00,</text:p>
      <text:list xml:id="list5122526984182957685" text:style-name="L38">
        <text:list-item>
          <text:list>
            <text:list-header>
              <text:p text:style-name="P202">0.6 miles at about 9:50/mile pace, <text:s/>½ mile in about 6:00</text:p>
            </text:list-header>
          </text:list>
        </text:list-item>
      </text:list>
      <text:p text:style-name="P24"/>
      <text:p text:style-name="P24">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text:soft-page-break/>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text:soft-page-break/></text:p>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3917867021368565550" text:style-name="L39">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text:soft-page-break/>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text:soft-page-break/>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4-12T15:45:28.08</dc:date>
    <dc:creator>James Lombardi</dc:creator>
    <meta:editing-duration>P28DT23H34M32S</meta:editing-duration>
    <meta:editing-cycles>2139</meta:editing-cycles>
    <meta:generator>OpenOffice/4.1.2$Win32 OpenOffice.org_project/412m3$Build-9782</meta:generator>
    <meta:document-statistic meta:table-count="0" meta:image-count="9" meta:object-count="0" meta:page-count="212" meta:paragraph-count="6189" meta:word-count="66913" meta:character-count="342620"/>
  </office:meta>
</office:document-meta>
</file>